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1">
      <style:text-properties officeooo:rsid="00116c70" officeooo:paragraph-rsid="001560d6"/>
    </style:style>
    <style:style style:name="P2" style:family="paragraph" style:parent-style-name="Heading_20_2">
      <style:text-properties officeooo:paragraph-rsid="001560d6"/>
    </style:style>
    <style:style style:name="P3" style:family="paragraph" style:parent-style-name="Text_20_body" style:list-style-name="L3">
      <style:paragraph-properties fo:margin-top="0in" fo:margin-bottom="0in" style:contextual-spacing="false"/>
      <style:text-properties officeooo:paragraph-rsid="001560d6"/>
    </style:style>
    <style:style style:name="P4" style:family="paragraph" style:parent-style-name="Text_20_body" style:list-style-name="L3">
      <style:text-properties officeooo:paragraph-rsid="001560d6"/>
    </style:style>
    <style:style style:name="P5" style:family="paragraph" style:parent-style-name="Text_20_body" style:list-style-name="L5">
      <style:paragraph-properties fo:margin-top="0in" fo:margin-bottom="0in" style:contextual-spacing="false"/>
      <style:text-properties officeooo:paragraph-rsid="001560d6"/>
    </style:style>
    <style:style style:name="P6" style:family="paragraph" style:parent-style-name="Text_20_body" style:list-style-name="L5">
      <style:text-properties officeooo:paragraph-rsid="001560d6"/>
    </style:style>
    <style:style style:name="P7" style:family="paragraph" style:parent-style-name="Text_20_body">
      <style:text-properties officeooo:paragraph-rsid="001560d6"/>
    </style:style>
    <style:style style:name="P8" style:family="paragraph" style:parent-style-name="Text_20_body">
      <style:text-properties officeooo:rsid="001756b4" officeooo:paragraph-rsid="001756b4"/>
    </style:style>
    <style:style style:name="P9" style:family="paragraph" style:parent-style-name="Text_20_body">
      <style:text-properties fo:font-weight="bold" officeooo:rsid="0018f6fc" officeooo:paragraph-rsid="0018f6fc" style:font-weight-asian="bold" style:font-weight-complex="bold"/>
    </style:style>
    <style:style style:name="T1" style:family="text">
      <style:text-properties officeooo:rsid="0015e262"/>
    </style:style>
    <style:style style:name="T2" style:family="text">
      <style:text-properties officeooo:rsid="0019161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uddy Rich: The World's Greatest Drummer</text:h>
      <text:p text:style-name="P7">Bernard "Buddy" Rich (1917-1987) was an American jazz drummer and bandleader, widely considered one of the most influential and skilled drummers in history. His incredible technique, speed, and showmanship earned him the nickname "The World's Greatest Drummer."</text:p>
      <text:h text:style-name="P2" text:outline-level="2">Early Life and Career</text:h>
      <text:p text:style-name="P7">Born to vaudeville <text:span text:style-name="T1">villains</text:span> in Brooklyn, New York, Rich began his career as a child prodigy. He was performing as "Traps the Drum Wonder" by the age of four, demonstrating his natural talent and flair for entertainment from an early age.</text:p>
      <text:p text:style-name="P9">Buddy rich lived up to his name, making upwards of 50 million dollars <text:span text:style-name="T2">across his entertainment career.</text:span></text:p>
      <text:h text:style-name="P2" text:outline-level="2">Musical Style and Innovations</text:h>
      <text:p text:style-name="P7">Rich's drumming style was characterized by:</text:p>
      <text:list text:style-name="L3">
        <text:list-item>
          <text:p text:style-name="P3">Exceptional speed and precision </text:p>
        </text:list-item>
        <text:list-item>
          <text:p text:style-name="P3">Powerful single-stroke rolls </text:p>
        </text:list-item>
        <text:list-item>
          <text:p text:style-name="P3">Innovative use of the hi-hat cymbal </text:p>
        </text:list-item>
        <text:list-item>
          <text:p text:style-name="P4">Ability to seamlessly blend jazz, swing, and rock techniques </text:p>
        </text:list-item>
      </text:list>
      <text:p text:style-name="P7">He was known for his explosive solos and his ability to maintain complex rhythms at breakneck speeds.</text:p>
      <text:h text:style-name="P2" text:outline-level="2">Career Highlights</text:h>
      <text:list text:style-name="L5">
        <text:list-item>
          <text:p text:style-name="P5">Performed with jazz legends like Tommy Dorsey, Artie Shaw, and Harry James </text:p>
        </text:list-item>
        <text:list-item>
          <text:p text:style-name="P5">Led his own big bands from the 1940s until his death </text:p>
        </text:list-item>
        <text:list-item>
          <text:p text:style-name="P5">Appeared regularly on popular TV shows, including "The Tonight Show Starring Johnny Carson" </text:p>
        </text:list-item>
        <text:list-item>
          <text:p text:style-name="P6">Released numerous albums, both with his big band and in small group settings </text:p>
        </text:list-item>
      </text:list>
      <text:h text:style-name="P2" text:outline-level="2">Legacy</text:h>
      <text:p text:style-name="P8">Buddy rich did some cool stuff ig. <text:s/>Id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14:18:52.151740879</meta:creation-date>
    <dc:date>2024-09-18T16:02:58.117721456</dc:date>
    <meta:editing-duration>PT1H19M</meta:editing-duration>
    <meta:editing-cycles>8</meta:editing-cycles>
    <meta:generator>LibreOffice/7.4.7.2$Linux_X86_64 LibreOffice_project/40$Build-2</meta:generator>
    <meta:document-statistic meta:table-count="0" meta:image-count="0" meta:object-count="0" meta:page-count="1" meta:paragraph-count="19" meta:word-count="222" meta:character-count="1360" meta:non-whitespace-character-count="1156"/>
  </office:meta>
</office:document-meta>
</file>